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e">
      <style:paragraph-properties>
        <style:tab-stops>
          <style:tab-stop style:position="10.003cm"/>
        </style:tab-stops>
      </style:paragraph-properties>
    </style:style>
    <style:style style:name="P2" style:family="paragraph" style:parent-style-name="Normale">
      <style:paragraph-properties fo:text-align="justify" style:justify-single-word="false"/>
    </style:style>
    <style:style style:name="P3" style:family="paragraph" style:parent-style-name="Normale" style:master-page-name="MP0">
      <style:paragraph-properties style:page-number="auto" fo:break-before="page"/>
      <style:text-properties fo:font-size="18pt" style:font-size-asian="18pt" style:font-size-complex="18pt"/>
    </style:style>
    <style:style style:name="P4" style:family="paragraph" style:parent-style-name="Normale">
      <style:text-properties fo:font-size="18pt" officeooo:rsid="001612e1" officeooo:paragraph-rsid="001612e1" style:font-size-asian="18pt" style:font-size-complex="18pt"/>
    </style:style>
    <style:style style:name="P5" style:family="paragraph" style:parent-style-name="Normale">
      <style:text-properties officeooo:paragraph-rsid="001612e1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chema Relazionale </text:p>
      <text:p text:style-name="P4">In grassetto è indicata la chiave esterna</text:p>
      <text:p text:style-name="Normale">Utenti(<text:span text:style-name="Car._20_predefinito_20_paragrafo"><text:span text:style-name="T1">CodiceUtente</text:span></text:span>, Nome, Cognome, Email, Password, CartaIdentita)</text:p>
      <text:p text:style-name="Normale">NumTelefono(<text:span text:style-name="Car._20_predefinito_20_paragrafo"><text:span text:style-name="T1">Proprietario</text:span></text:span>, <text:span text:style-name="Car._20_predefinito_20_paragrafo"><text:span text:style-name="T2">Numero</text:span></text:span>)</text:p>
      <text:p text:style-name="Normale">Host(<text:span text:style-name="Car._20_predefinito_20_paragrafo"><text:span text:style-name="T2">CodiceHost</text:span></text:span>, Badge*, NumeroSoggiorni, TassoCancellazione, NumeroNotti, ValutazioneMedia)</text:p>
      <text:p text:style-name="Normale">Liste(<text:span text:style-name="Car._20_predefinito_20_paragrafo"><text:span text:style-name="T1">CodiceLista</text:span></text:span>, NomeLista, <text:span text:style-name="Car._20_predefinito_20_paragrafo"><text:span text:style-name="T4">CodiceProprietario</text:span></text:span>)</text:p>
      <text:p text:style-name="Normale">Alloggi(<text:span text:style-name="Car._20_predefinito_20_paragrafo"><text:span text:style-name="T1">CodiceAlloggio</text:span></text:span>, Nome, NumLetti, Via, Civico, CAP, OrarioCheckIn, OrarioCheckOut, <text:span text:style-name="Car._20_predefinito_20_paragrafo"><text:span text:style-name="T4">Citta</text:span></text:span>, <text:span text:style-name="Car._20_predefinito_20_paragrafo"><text:span text:style-name="T4">Proprietario</text:span></text:span>)</text:p>
      <text:p text:style-name="Normale">Foto(<text:span text:style-name="Car._20_predefinito_20_paragrafo"><text:span text:style-name="T1">CodiceFoto</text:span></text:span>, Percorso, <text:span text:style-name="Car._20_predefinito_20_paragrafo"><text:span text:style-name="T4">CodiceAlloggi</text:span></text:span>)</text:p>
      <text:p text:style-name="Normale">DotatazioneServizi(<text:span text:style-name="Car._20_predefinito_20_paragrafo"><text:span text:style-name="T2">CodiceAlloggio</text:span></text:span>, <text:span text:style-name="Car._20_predefinito_20_paragrafo"><text:span text:style-name="T2">CodiceServizio</text:span></text:span>, DataInizio, DataFine*)</text:p>
      <text:p text:style-name="Normale">Servizi(<text:span text:style-name="Car._20_predefinito_20_paragrafo"><text:span text:style-name="T1">CodiceServizio</text:span></text:span>, Descrizione)</text:p>
      <text:p text:style-name="Normale">Citta(<text:span text:style-name="Car._20_predefinito_20_paragrafo"><text:span text:style-name="T1">CodiceCitta</text:span></text:span>, Nome, <text:span text:style-name="Car._20_predefinito_20_paragrafo"><text:span text:style-name="T4">CodiceComune</text:span></text:span>)</text:p>
      <text:p text:style-name="Normale">Regione(<text:span text:style-name="Car._20_predefinito_20_paragrafo"><text:span text:style-name="T1">CodiceRegione</text:span></text:span>, Nome, <text:span text:style-name="Car._20_predefinito_20_paragrafo"><text:span text:style-name="T4">CodiceStato</text:span></text:span>)</text:p>
      <text:p text:style-name="P1">MetodiPagamento(<text:span text:style-name="Car._20_predefinito_20_paragrafo"><text:span text:style-name="T1">CodiceMetodo</text:span></text:span>, Descrizione)<text:tab/></text:p>
      <text:p text:style-name="P5">UtilizzoMetodiPagamento(<text:span text:style-name="Car._20_predefinito_20_paragrafo"><text:span text:style-name="T1">CodicePossesso</text:span></text:span>, <text:span text:style-name="Car._20_predefinito_20_paragrafo"><text:span text:style-name="T5">CodiceUtente</text:span></text:span>, <text:span text:style-name="Car._20_predefinito_20_paragrafo"><text:span text:style-name="T5">CodiceMetodo</text:span></text:span><text:span text:style-name="Car._20_predefinito_20_paragrafo"><text:span text:style-name="T2"> </text:span></text:span>DataInizio, DataFine*)</text:p>
      <text:p text:style-name="Normale">PeriodoDisponibilita(<text:span text:style-name="Car._20_predefinito_20_paragrafo"><text:span text:style-name="T1">IdPeriodo</text:span></text:span>, DataInizio, DataFine, <text:span text:style-name="Car._20_predefinito_20_paragrafo"><text:span text:style-name="T6">CodiceAlloggio</text:span></text:span>)</text:p>
      <text:p text:style-name="Normale">Prenotazioni(<text:span text:style-name="Car._20_predefinito_20_paragrafo"><text:span text:style-name="T1">CodicePrenotazione</text:span></text:span>, DataInizio, DataFine, NumOspiti, CostoTotale, <text:span text:style-name="Car._20_predefinito_20_paragrafo"><text:span text:style-name="T4">CodiceAlloggio</text:span></text:span>, <text:span text:style-name="Car._20_predefinito_20_paragrafo"><text:span text:style-name="T4">CodiceUtente</text:span></text:span>, <text:span text:style-name="Car._20_predefinito_20_paragrafo"><text:span text:style-name="T4">CodiceMetodo</text:span></text:span>, DataPagamento)</text:p>
      <text:p text:style-name="Normale">ComposizioneUtenti(<text:span text:style-name="Car._20_predefinito_20_paragrafo"><text:span text:style-name="T2">CodicePrenotazione</text:span></text:span>, <text:span text:style-name="Car._20_predefinito_20_paragrafo"><text:span text:style-name="T2">CodiceUtente</text:span></text:span>)</text:p>
      <text:p text:style-name="Normale">Comuni(<text:span text:style-name="Car._20_predefinito_20_paragrafo"><text:span text:style-name="T1">CodiceComune</text:span></text:span>, Nome, <text:span text:style-name="Car._20_predefinito_20_paragrafo"><text:span text:style-name="T4">CodiceRegione</text:span></text:span>)</text:p>
      <text:p text:style-name="Normale">Liste(<text:span text:style-name="Car._20_predefinito_20_paragrafo"><text:span text:style-name="T1">CodiceLista</text:span></text:span>, NomeLista, <text:span text:style-name="Car._20_predefinito_20_paragrafo"><text:span text:style-name="T4">CodiceProprietario</text:span></text:span>)</text:p>
      <text:p text:style-name="Normale">ComposizioneLista(<text:span text:style-name="Car._20_predefinito_20_paragrafo"><text:span text:style-name="T2">CodiceLista</text:span></text:span>, <text:span text:style-name="Car._20_predefinito_20_paragrafo"><text:span text:style-name="T2">CodiceAlloggio</text:span></text:span>, DataInizio, DataFine*)</text:p>
      <text:p text:style-name="P2">Viaggio(<text:span text:style-name="Car._20_predefinito_20_paragrafo"><text:span text:style-name="T2">CodiceLista</text:span></text:span>, <text:span text:style-name="Car._20_predefinito_20_paragrafo"><text:span text:style-name="T2">CodiceCitta</text:span></text:span>, DataInizio*, DataFine*)</text:p>
      <text:p text:style-name="Normale">Stati(<text:span text:style-name="Car._20_predefinito_20_paragrafo"><text:span text:style-name="T1">CodiceStato</text:span></text:span>, Nome)</text:p>
      <text:p text:style-name="Normal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loext:hyphenation-no-caps="false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title/>
    <dc:description/>
    <dc:subject/>
    <meta:initial-creator>Roberto Carletto</meta:initial-creator>
    <meta:creation-date>2022-06-15T15:04:00Z</meta:creation-date>
    <dc:date>2022-06-16T09:03:55.012462653</dc:date>
    <meta:editing-cycles>3</meta:editing-cycles>
    <meta:editing-duration>PT2H49S</meta:editing-duration>
    <meta:document-statistic meta:table-count="0" meta:image-count="0" meta:object-count="0" meta:page-count="1" meta:paragraph-count="22" meta:word-count="89" meta:character-count="1269" meta:non-whitespace-character-count="1200"/>
    <meta:template xlink:type="simple" xlink:actuate="onRequest" xlink:title="" xlink:href="Normal.dotm"/>
  </office:meta>
</office:document-meta>
</file>